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IPA P明朝" svg:font-family="'IPA P明朝'" style:font-family-generic="roman" style:font-pitch="variable"/>
    <style:font-face style:name="Arial" svg:font-family="Arial" style:font-family-generic="swiss" style:font-pitch="variable"/>
    <style:font-face style:name="IPA Pゴシック1" svg:font-family="'IPA Pゴシック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967cm"/>
    </style:style>
    <style:style style:name="co7" style:family="table-column">
      <style:table-column-properties fo:break-before="auto" style:column-width="1.217cm"/>
    </style:style>
    <style:style style:name="co8" style:family="table-column">
      <style:table-column-properties fo:break-before="auto" style:column-width="0.818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IPA P明朝" fo:font-size="10pt" fo:language="en" fo:country="US" fo:font-style="normal" fo:text-shadow="none" style:text-underline-style="none" fo:font-weight="normal" style:text-underline-mode="continuous" style:text-line-through-mode="continuous" style:font-size-asian="7pt" style:language-asian="ja" style:country-asian="JP" style:font-style-asian="normal" style:font-weight-asian="normal" style:font-name-complex="Lucidasans" style:font-size-complex="7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ole-draw-aspect="1" style:protect="position size"/>
    </style:style>
    <style:style style:name="gr2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6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/>
          <table:table-cell office:value-type="float" office:value="1485">
            <text:p>1485</text:p>
          </table:table-cell>
          <table:table-cell table:number-columns-repeated="2"/>
          <table:table-cell office:value-type="float" office:value="1890">
            <text:p>1890</text:p>
          </table:table-cell>
          <table:table-cell office:value-type="float" office:value="1896">
            <text:p>1896</text:p>
          </table:table-cell>
          <table:table-cell office:value-type="float" office:value="1915">
            <text:p>1915</text:p>
          </table:table-cell>
          <table:table-cell office:value-type="float" office:value="1930">
            <text:p>1930</text:p>
          </table:table-cell>
          <table:table-cell office:value-type="float" office:value="1975">
            <text:p>1975</text:p>
          </table:table-cell>
          <table:table-cell table:number-columns-repeated="233"/>
        </table:table-row>
        <table:table-row table:style-name="ro1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88">
            <text:p>288</text:p>
          </table:table-cell>
          <table:table-cell table:number-columns-repeated="2" table:style-name="ce4" office:value-type="float" office:value="283">
            <text:p>283</text:p>
          </table:table-cell>
          <table:table-cell table:style-name="ce4" office:value-type="float" office:value="284">
            <text:p>284</text:p>
          </table:table-cell>
          <table:table-cell table:number-columns-repeated="2" table:style-name="ce4" office:value-type="float" office:value="283">
            <text:p>283</text:p>
          </table:table-cell>
          <table:table-cell office:value-type="float" office:value="298">
            <text:p>298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36">
            <text:p>236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51">
            <text:p>251</text:p>
          </table:table-cell>
          <table:table-cell office:value-type="float" office:value="248">
            <text:p>248</text:p>
          </table:table-cell>
          <table:table-cell office:value-type="float" office:value="243">
            <text:p>243</text:p>
          </table:table-cell>
          <table:table-cell table:number-columns-repeated="233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7" table:style-name="ce4" office:value-type="float" office:value="242">
            <text:p>242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645">
            <text:p>645</text:p>
          </table:table-cell>
          <table:table-cell table:style-name="ce4" office:value-type="float" office:value="676">
            <text:p>676</text:p>
          </table:table-cell>
          <table:table-cell office:value-type="float" office:value="671">
            <text:p>671</text:p>
          </table:table-cell>
          <table:table-cell office:value-type="float" office:value="526">
            <text:p>526</text:p>
          </table:table-cell>
          <table:table-cell office:value-type="float" office:value="532">
            <text:p>532</text:p>
          </table:table-cell>
          <table:table-cell office:value-type="float" office:value="553">
            <text:p>553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7" table:style-name="ce4" office:value-type="float" office:value="582">
            <text:p>582</text:p>
          </table:table-cell>
          <table:table-cell office:value-type="float" office:value="559">
            <text:p>559</text:p>
          </table:table-cell>
          <table:table-cell office:value-type="float" office:value="557">
            <text:p>557</text:p>
          </table:table-cell>
          <table:table-cell office:value-type="float" office:value="567">
            <text:p>567</text:p>
          </table:table-cell>
          <table:table-cell office:value-type="float" office:value="555">
            <text:p>555</text:p>
          </table:table-cell>
          <table:table-cell office:value-type="float" office:value="548">
            <text:p>548</text:p>
          </table:table-cell>
          <table:table-cell table:number-columns-repeated="233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7" table:style-name="ce4" office:value-type="float" office:value="487">
            <text:p>487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office:value-type="float" office:value="1557">
            <text:p>1557</text:p>
          </table:table-cell>
          <table:table-cell table:style-name="ce4" office:value-type="float" office:value="1574">
            <text:p>1574</text:p>
          </table:table-cell>
          <table:table-cell table:style-name="ce4" office:value-type="float" office:value="1591">
            <text:p>1591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46">
            <text:p>1546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99">
            <text:p>1599</text:p>
          </table:table-cell>
          <table:table-cell office:value-type="float" office:value="1582">
            <text:p>1582</text:p>
          </table:table-cell>
          <table:table-cell office:value-type="float" office:value="1176">
            <text:p>1176</text:p>
          </table:table-cell>
          <table:table-cell office:value-type="float" office:value="1175">
            <text:p>1175</text:p>
          </table:table-cell>
          <table:table-cell office:value-type="float" office:value="1295">
            <text:p>1295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7" table:style-name="ce4" office:value-type="float" office:value="1223">
            <text:p>1223</text:p>
          </table:table-cell>
          <table:table-cell office:value-type="float" office:value="1319">
            <text:p>1319</text:p>
          </table:table-cell>
          <table:table-cell office:value-type="float" office:value="1325">
            <text:p>1325</text:p>
          </table:table-cell>
          <table:table-cell office:value-type="float" office:value="1210">
            <text:p>1210</text:p>
          </table:table-cell>
          <table:table-cell office:value-type="float" office:value="1301">
            <text:p>1301</text:p>
          </table:table-cell>
          <table:table-cell office:value-type="float" office:value="1297">
            <text:p>1297</text:p>
          </table:table-cell>
          <table:table-cell table:number-columns-repeated="233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7" table:style-name="ce4" office:value-type="float" office:value="1309">
            <text:p>1309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style-name="ce4" office:value-type="float" office:value="1123">
            <text:p>1123</text:p>
          </table:table-cell>
          <table:table-cell table:style-name="ce4" office:value-type="float" office:value="1124">
            <text:p>1124</text:p>
          </table:table-cell>
          <table:table-cell table:style-name="ce4" office:value-type="float" office:value="1125">
            <text:p>1125</text:p>
          </table:table-cell>
          <table:table-cell table:style-name="ce4" office:value-type="float" office:value="1126">
            <text:p>1126</text:p>
          </table:table-cell>
          <table:table-cell table:style-name="ce4" office:value-type="float" office:value="1127">
            <text:p>1127</text:p>
          </table:table-cell>
          <table:table-cell table:style-name="ce4" office:value-type="float" office:value="1128">
            <text:p>1128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65">
            <text:p>65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table:number-columns-repeated="2"/>
          <table:table-cell table:number-columns-repeated="2"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233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7" table:style-name="ce4" office:value-type="float" office:value="68">
            <text:p>68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7" table:style-name="ce4" office:value-type="float" office:value="75">
            <text:p>75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number-columns-repeated="2" table:style-name="ce4" office:value-type="float" office:value="42">
            <text:p>42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number-columns-repeated="3" table:style-name="ce4" office:value-type="float" office:value="43">
            <text:p>43</text:p>
          </table:table-cell>
          <table:table-cell table:number-columns-repeated="2"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69">
            <text:p>69</text:p>
          </table:table-cell>
          <table:table-cell table:number-columns-repeated="3"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233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3"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  <table:table-cell table:number-columns-repeated="3" office:value-type="float" office:value="52">
            <text:p>52</text:p>
          </table:table-cell>
          <table:table-cell table:number-columns-repeated="233"/>
        </table:table-row>
        <table:table-row table:style-name="ro1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546">
            <text:p>54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158">
            <text:p>158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09">
            <text:p>209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table:number-columns-repeated="2" office:value-type="float" office:value="90">
            <text:p>90</text:p>
          </table:table-cell>
          <table:table-cell table:number-columns-repeated="233"/>
        </table:table-row>
        <table:table-row table:style-name="ro1">
          <table:table-cell>
            <draw:frame table:end-cell-address="表1.G37" table:end-x="0.705cm" table:end-y="0.032cm" draw:z-index="0" draw:style-name="gr1" svg:width="6.488cm" svg:height="7.097cm" svg:x="0.002cm" svg:y="0.135cm">
              <draw:object draw:notify-on-update-of-ranges="表1.B1:表1.R1 表1.A2:表1.A2 表1.B2:表1.R2 表1.A3:表1.A3 表1.B3:表1.R3 表1.A4:表1.A4 表1.B4:表1.R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12cm" table:end-y="0.032cm" draw:z-index="1" draw:style-name="gr1" svg:width="6.488cm" svg:height="7.097cm" svg:x="0.715cm" svg:y="0.135cm">
              <draw:object draw:notify-on-update-of-ranges="表1.B5:表1.R5 表1.A6:表1.A6 表1.B6:表1.R6 表1.A7:表1.A7 表1.B7:表1.R7 表1.A8:表1.A8 表1.B8:表1.R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37cm" table:end-y="0.032cm" draw:z-index="2" draw:style-name="gr1" svg:width="6.488cm" svg:height="7.097cm" svg:x="0.424cm" svg:y="0.135cm">
              <draw:object draw:notify-on-update-of-ranges="表1.B9:表1.R9 表1.A10:表1.A10 表1.B10:表1.R10 表1.A11:表1.A11 表1.B11:表1.R11 表1.A12:表1.A12 表1.B12:表1.R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158cm" table:end-y="0.032cm" draw:z-index="3" draw:style-name="gr1" svg:width="6.488cm" svg:height="7.097cm" svg:x="0.149cm" svg:y="0.135cm">
              <draw:object draw:notify-on-update-of-ranges="表1.B13:表1.R13 表1.A14:表1.A14 表1.B14:表1.R14 表1.A15:表1.A15 表1.B15:表1.R15 表1.A16:表1.A16 表1.B16:表1.R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1" table:end-x="0.711cm" table:end-y="0.227cm" draw:z-index="4" draw:style-name="gr1" svg:width="6.494cm" svg:height="6.099cm" svg:x="0.002cm" svg:y="0.057cm">
              <draw:object draw:notify-on-update-of-ranges="表1.A17:表1.A17 表1.B17:表1.R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1" table:end-x="0.418cm" table:end-y="0.227cm" draw:z-index="5" draw:style-name="gr1" svg:width="6.494cm" svg:height="6.099cm" svg:x="0.715cm" svg:y="0.057cm">
              <draw:object draw:notify-on-update-of-ranges="表1.A18:表1.A18 表1.B18:表1.R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2cm" table:end-y="0.021cm" draw:z-index="6" draw:style-name="gr1" svg:width="6.493cm" svg:height="5.469cm" svg:x="0.424cm" svg:y="0.057cm">
              <draw:object draw:notify-on-update-of-ranges="表1.A19:表1.A19 表1.B19:表1.R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1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0">
            <text:p>890</text:p>
          </table:table-cell>
          <table:table-cell office:value-type="string">
            <text:p>TestingVM追加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6">
            <text:p>896</text:p>
          </table:table-cell>
          <table:table-cell office:value-type="string">
            <text:p>theVM BD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914">
            <text:p>914</text:p>
          </table:table-cell>
          <table:table-cell office:value-type="string">
            <text:p>precompil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017">
            <text:p>1017</text:p>
          </table:table-cell>
          <table:table-cell office:value-type="string">
            <text:p>CLOS tuning &amp; Port Buffer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121">
            <text:p>1121</text:p>
          </table:table-cell>
          <table:table-cell office:value-type="string">
            <text:p>bufRead1 specialized</text:p>
          </table:table-cell>
          <table:table-cell table:number-columns-repeated="238"/>
        </table:table-row>
        <table:table-row table:style-name="ro1">
          <table:table-cell table:number-columns-repeated="17"/>
          <table:table-cell office:value-type="string">
            <text:p>vector 命令追加</text:p>
          </table:table-cell>
          <table:table-cell table:number-columns-repeated="238"/>
        </table:table-row>
        <table:table-row table:style-name="ro1">
          <table:table-cell table:number-columns-repeated="17"/>
          <table:table-cell office:value-type="string">
            <text:p>GC で ENABLE_LARGE_CONFIG, DONT_ADD_BYT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218">
            <text:p>1218</text:p>
          </table:table-cell>
          <table:table-cell office:value-type="string">
            <text:p>Gloc追加</text:p>
          </table:table-cell>
          <table:table-cell table:number-columns-repeated="238"/>
        </table:table-row>
        <table:table-row table:style-name="ro1">
          <table:table-cell table:number-columns-repeated="17"/>
          <table:table-cell office:value-type="string">
            <text:p>無駄な Fasl Record 削除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485">
            <text:p>1485</text:p>
          </table:table-cell>
          <table:table-cell office:value-type="string">
            <text:p>Object のコピーコンストラクタ変更.測定マシンは同じだがamd64になった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896">
            <text:p>1896</text:p>
          </table:table-cell>
          <table:table-cell table:style-name="ce5" office:value-type="string">
            <text:p><text:a xlink:href="http://code.google.com/p/mosh-scheme/source/diff?spec=svn1819&amp;r=1819&amp;format=side&amp;path=/trunk/RecordProcedures.cpp">http://code.google.com/p/mosh-scheme/source/diff?spec=svn1819&amp;r=1819&amp;format=side&amp;path=/trunk/RecordProcedures.cpp</text:a></text:p>
          </table:table-cell>
          <table:table-cell table:number-columns-repeated="238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table:table-column table:style-name="co7" table:default-cell-style-name="ce3"/>
        <table:table-column table:style-name="co8" table:number-columns-repeated="3" table:default-cell-style-name="ce3"/>
        <table:table-column table:style-name="co5" table:number-columns-repeated="252" table:default-cell-style-name="ce3"/>
        <table:table-row table:style-name="ro1">
          <table:table-cell office:value-type="string">
            <text:p>aobench</text:p>
          </table:table-cell>
          <table:table-cell office:value-type="float" office:value="1187">
            <text:p>1187</text:p>
          </table:table-cell>
          <table:table-cell office:value-type="float" office:value="1189">
            <text:p>1189</text:p>
          </table:table-cell>
          <table:table-cell office:value-type="float" office:value="1190">
            <text:p>1190</text:p>
          </table:table-cell>
          <table:table-cell table:number-columns-repeated="4" office:value-type="float" office:value="1192">
            <text:p>1192</text:p>
          </table:table-cell>
          <table:table-cell table:number-columns-repeated="248"/>
        </table:table-row>
        <table:table-row table:style-name="ro1">
          <table:table-cell office:value-type="string">
            <text:p>Mosh</text:p>
          </table:table-cell>
          <table:table-cell office:value-type="float" office:value="1964">
            <text:p>1964</text:p>
          </table:table-cell>
          <table:table-cell office:value-type="float" office:value="1751">
            <text:p>1751</text:p>
          </table:table-cell>
          <table:table-cell office:value-type="float" office:value="1632">
            <text:p>1632</text:p>
          </table:table-cell>
          <table:table-cell office:value-type="float" office:value="1326">
            <text:p>1326</text:p>
          </table:table-cell>
          <table:table-cell office:value-type="float" office:value="1158">
            <text:p>1158</text:p>
          </table:table-cell>
          <table:table-cell table:number-columns-repeated="2" office:value-type="float" office:value="1154">
            <text:p>1154</text:p>
          </table:table-cell>
          <table:table-cell table:number-columns-repeated="248"/>
        </table:table-row>
        <table:table-row table:style-name="ro1">
          <table:table-cell office:value-type="string">
            <text:p>Ypsilon</text:p>
          </table:table-cell>
          <table:table-cell table:number-columns-repeated="10" office:value-type="float" office:value="844">
            <text:p>844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表2.I30" table:end-x="2.185cm" table:end-y="0.044cm" draw:z-index="0" draw:style-name="gr2" svg:width="14.875cm" svg:height="10.38cm" svg:x="0.001cm" svg:y="0.251cm">
              <draw:object draw:notify-on-update-of-ranges="表2.B1:表2.Z1 表2.A2:表2.A2 表2.B2:表2.Z2 表2.A3:表2.A3 表2.B3:表2.Z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9"/>
          <table:table-cell office:value-type="float" office:value="1189">
            <text:p>1189</text:p>
          </table:table-cell>
          <table:table-cell office:value-type="string">
            <text:p>quotient, remainder, modulo =&gt; C++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0">
            <text:p>1190</text:p>
          </table:table-cell>
          <table:table-cell office:value-type="string">
            <text:p>makeFlonum inlined 。NUMBER_MUL short cut for Flonum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vector 命令追加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GC で ENABLE_LARGE_CONFIG, DONT_ADD_BYTE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NUMBER比較で Flonum ショートカット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cos, sin 高速化</text:p>
          </table:table-cell>
          <table:table-cell table:number-columns-repeated="245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IPA P明朝" svg:font-family="'IPA P明朝'" style:font-family-generic="roman" style:font-pitch="variable"/>
    <style:font-face style:name="Arial" svg:font-family="Arial" style:font-family-generic="swiss" style:font-pitch="variable"/>
    <style:font-face style:name="IPA Pゴシック1" svg:font-family="'IPA Pゴシック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3">2009/08/03</text:date>, <text:time>22:08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taro</meta:initial-creator>
    <meta:creation-date>2008-12-17T22:53:08</meta:creation-date>
    <dc:date>2009-08-03T22:08:06</dc:date>
    <meta:editing-cycles>38</meta:editing-cycles>
    <meta:editing-duration>PT153H12M40S</meta:editing-duration>
    <meta:document-statistic meta:table-count="3" meta:cell-count="414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62cm" svg:y="0.112cm" chart:style-name="ch2">
          <text:p>fib(31)</text:p>
        </chart:title>
        <chart:legend chart:legend-position="end" svg:x="4.675cm" svg:y="1.82cm" chart:style-name="ch3"/>
        <chart:plot-area chart:style-name="ch4" table:cell-range-address="表1.A1:表1.R4" chart:data-source-has-labels="both" svg:x="0.127cm" svg:y="0.692cm" svg:width="4.416cm" svg:height="4.048cm">
          <chart:axis chart:dimension="x" chart:name="primary-x" chart:style-name="ch5">
            <chart:categories table:cell-range-address="表1.B1:表1.R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R2" chart:label-cell-address="表1.A2:表1.A2" chart:class="chart:line">
            <chart:data-point chart:repeated="17"/>
          </chart:series>
          <chart:series chart:style-name="ch9" chart:values-cell-range-address="表1.B3:表1.R3" chart:label-cell-address="表1.A3:表1.A3" chart:class="chart:line">
            <chart:data-point chart:repeated="17"/>
          </chart:series>
          <chart:series chart:style-name="ch10" chart:values-cell-range-address="表1.B4:表1.R4" chart:label-cell-address="表1.A4:表1.A4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1:表1.R1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>148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1.A2:表1.A2">Mosh</text:p>
              </table:table-cell>
              <table:table-cell office:value-type="float" office:value="297">
                <text:p text:id="表1.B2:表1.R2"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98">
                <text:p>29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3:表1.A3">Gauche</text:p>
              </table:table-cell>
              <table:table-cell office:value-type="float" office:value="268">
                <text:p text:id="表1.B3:表1.R3"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 text:id="表1.A4:表1.A4">Ypsilon</text:p>
              </table:table-cell>
              <table:table-cell office:value-type="float" office:value="242">
                <text:p text:id="表1.B4:表1.R4"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939cm" svg:y="0.114cm" chart:style-name="ch2">
          <text:p>tak</text:p>
        </chart:title>
        <chart:legend chart:legend-position="end" svg:x="4.675cm" svg:y="1.82cm" chart:style-name="ch3"/>
        <chart:plot-area chart:style-name="ch4" table:cell-range-address="表1.A5:表1.R8" chart:data-source-has-labels="both" svg:x="0.127cm" svg:y="0.692cm" svg:width="4.416cm" svg:height="4.048cm">
          <chart:axis chart:dimension="x" chart:name="primary-x" chart:style-name="ch5">
            <chart:categories table:cell-range-address="表1.B5:表1.R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R6" chart:label-cell-address="表1.A6:表1.A6" chart:class="chart:line">
            <chart:data-point chart:repeated="17"/>
          </chart:series>
          <chart:series chart:style-name="ch9" chart:values-cell-range-address="表1.B7:表1.R7" chart:label-cell-address="表1.A7:表1.A7" chart:class="chart:line">
            <chart:data-point chart:repeated="17"/>
          </chart:series>
          <chart:series chart:style-name="ch10" chart:values-cell-range-address="表1.B8:表1.R8" chart:label-cell-address="表1.A8:表1.A8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5:表1.R5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1.A6:表1.A6">Mosh</text:p>
              </table:table-cell>
              <table:table-cell office:value-type="float" office:value="664">
                <text:p text:id="表1.B6:表1.R6"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44">
                <text:p>644</text:p>
              </table:table-cell>
              <table:table-cell office:value-type="float" office:value="650">
                <text:p>650</text:p>
              </table:table-cell>
              <table:table-cell office:value-type="float" office:value="644">
                <text:p>644</text:p>
              </table:table-cell>
              <table:table-cell office:value-type="float" office:value="641">
                <text:p>641</text:p>
              </table:table-cell>
              <table:table-cell office:value-type="float" office:value="645">
                <text:p>645</text:p>
              </table:table-cell>
              <table:table-cell office:value-type="float" office:value="676">
                <text:p>676</text:p>
              </table:table-cell>
              <table:table-cell office:value-type="float" office:value="671">
                <text:p>671</text:p>
              </table:table-cell>
              <table:table-cell office:value-type="float" office:value="526">
                <text:p>526</text:p>
              </table:table-cell>
              <table:table-cell office:value-type="float" office:value="532">
                <text:p>532</text:p>
              </table:table-cell>
              <table:table-cell office:value-type="float" office:value="553">
                <text:p>5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7:表1.A7">Gauche</text:p>
              </table:table-cell>
              <table:table-cell office:value-type="float" office:value="582">
                <text:p text:id="表1.B7:表1.R7"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 text:id="表1.A8:表1.A8">Ypsilon</text:p>
              </table:table-cell>
              <table:table-cell office:value-type="float" office:value="487">
                <text:p text:id="表1.B8:表1.R8"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100" chart:maximum="17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517cm" svg:y="0.113cm" chart:style-name="ch2">
          <text:p>triangle</text:p>
        </chart:title>
        <chart:legend chart:legend-position="end" svg:x="4.675cm" svg:y="1.82cm" chart:style-name="ch3"/>
        <chart:plot-area chart:style-name="ch4" table:cell-range-address="表1.A9:表1.R12" chart:data-source-has-labels="both" svg:x="0.125cm" svg:y="0.69cm" svg:width="4.416cm" svg:height="4.047cm">
          <chart:axis chart:dimension="x" chart:name="primary-x" chart:style-name="ch5">
            <chart:categories table:cell-range-address="表1.B9:表1.R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R10" chart:label-cell-address="表1.A10:表1.A10" chart:class="chart:line">
            <chart:data-point chart:repeated="17"/>
          </chart:series>
          <chart:series chart:style-name="ch9" chart:values-cell-range-address="表1.B11:表1.R11" chart:label-cell-address="表1.A11:表1.A11" chart:class="chart:line">
            <chart:data-point chart:repeated="17"/>
          </chart:series>
          <chart:series chart:style-name="ch10" chart:values-cell-range-address="表1.B12:表1.R12" chart:label-cell-address="表1.A12:表1.A12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9:表1.R9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1.A10:表1.A10">Mosh</text:p>
              </table:table-cell>
              <table:table-cell office:value-type="float" office:value="1641">
                <text:p text:id="表1.B10:表1.R10"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574">
                <text:p>1574</text:p>
              </table:table-cell>
              <table:table-cell office:value-type="float" office:value="1591">
                <text:p>1591</text:p>
              </table:table-cell>
              <table:table-cell office:value-type="float" office:value="1572">
                <text:p>1572</text:p>
              </table:table-cell>
              <table:table-cell office:value-type="float" office:value="1546">
                <text:p>1546</text:p>
              </table:table-cell>
              <table:table-cell office:value-type="float" office:value="1572">
                <text:p>1572</text:p>
              </table:table-cell>
              <table:table-cell office:value-type="float" office:value="1599">
                <text:p>1599</text:p>
              </table:table-cell>
              <table:table-cell office:value-type="float" office:value="1582">
                <text:p>1582</text:p>
              </table:table-cell>
              <table:table-cell office:value-type="float" office:value="1176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1295">
                <text:p>12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11:表1.A11">Gauche</text:p>
              </table:table-cell>
              <table:table-cell office:value-type="float" office:value="1223">
                <text:p text:id="表1.B11:表1.R11"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 text:id="表1.A12:表1.A12">Ypsilon</text:p>
              </table:table-cell>
              <table:table-cell office:value-type="float" office:value="1309">
                <text:p text:id="表1.B12:表1.R12"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901cm" svg:y="0.114cm" chart:style-name="ch2">
          <text:p>takl</text:p>
        </chart:title>
        <chart:legend chart:legend-position="end" svg:x="4.675cm" svg:y="1.82cm" chart:style-name="ch3"/>
        <chart:plot-area chart:style-name="ch4" table:cell-range-address="表1.A13:表1.R16" chart:data-source-has-labels="both" svg:x="0.127cm" svg:y="0.692cm" svg:width="4.416cm" svg:height="4.048cm">
          <chart:axis chart:dimension="x" chart:name="primary-x" chart:style-name="ch5">
            <chart:categories table:cell-range-address="表1.B13:表1.R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R14" chart:label-cell-address="表1.A14:表1.A14" chart:class="chart:line">
            <chart:data-point chart:repeated="17"/>
          </chart:series>
          <chart:series chart:style-name="ch8" chart:values-cell-range-address="表1.B15:表1.R15" chart:label-cell-address="表1.A15:表1.A15" chart:class="chart:line">
            <chart:data-point chart:repeated="17"/>
          </chart:series>
          <chart:series chart:style-name="ch9" chart:values-cell-range-address="表1.B16:表1.R16" chart:label-cell-address="表1.A16:表1.A16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13:表1.R13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>1123</text:p>
              </table:table-cell>
              <table:table-cell office:value-type="string">
                <text:p>1124</text:p>
              </table:table-cell>
              <table:table-cell office:value-type="string">
                <text:p>1125</text:p>
              </table:table-cell>
              <table:table-cell office:value-type="string">
                <text:p>1126</text:p>
              </table:table-cell>
              <table:table-cell office:value-type="string">
                <text:p>1127</text:p>
              </table:table-cell>
              <table:table-cell office:value-type="string">
                <text:p>1128</text:p>
              </table:table-cell>
            </table:table-row>
          </table:table-header-rows>
          <table:table-rows>
            <table:table-row>
              <table:table-cell office:value-type="string">
                <text:p text:id="表1.A14:表1.A14">Mosh</text:p>
              </table:table-cell>
              <table:table-cell office:value-type="float" office:value="69">
                <text:p text:id="表1.B14:表1.R14"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15:表1.A15">Gauche</text:p>
              </table:table-cell>
              <table:table-cell office:value-type="float" office:value="68">
                <text:p text:id="表1.B15:表1.R15"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 text:id="表1.A16:表1.A16">Ypsilon</text:p>
              </table:table-cell>
              <table:table-cell office:value-type="float" office:value="75">
                <text:p text:id="表1.B16:表1.R16"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584756851196pt" style:font-size-asian="12.8584756851196pt" style:font-size-complex="12.8584756851196pt"/>
    </style:style>
    <style:style style:name="ch3" style:family="chart">
      <style:graphic-properties draw:stroke="none" svg:stroke-color="#b3b3b3" draw:fill="none" draw:fill-color="#e6e6e6"/>
      <style:text-properties fo:font-size="7.91290807723999pt" style:font-size-asian="7.91290807723999pt" style:font-size-complex="7.9129080772399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5cm" svg:height="4.452cm" chart:class="chart:line" chart:style-name="ch1">
        <chart:title svg:x="2.637cm" svg:y="0.096cm" chart:style-name="ch2">
          <text:p>empty</text:p>
        </chart:title>
        <chart:legend chart:legend-position="end" svg:x="4.92cm" svg:y="1.947cm" chart:style-name="ch3"/>
        <chart:plot-area chart:style-name="ch4" table:cell-range-address="表1.A17:表1.R17" chart:data-source-has-labels="column" svg:x="0.128cm" svg:y="0.674cm" svg:width="4.662cm" svg:height="3.59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R17" chart:label-cell-address="表1.A17:表1.A17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表1.A17:表1.A17">empty</text:p>
              </table:table-cell>
              <table:table-cell office:value-type="float" office:value="55">
                <text:p text:id="表1.B17:表1.R17"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584756851196pt" style:font-size-asian="12.8584756851196pt" style:font-size-complex="12.8584756851196pt"/>
    </style:style>
    <style:style style:name="ch3" style:family="chart">
      <style:graphic-properties draw:stroke="none" svg:stroke-color="#b3b3b3" draw:fill="none" draw:fill-color="#e6e6e6"/>
      <style:text-properties fo:font-size="7.91290807723999pt" style:font-size-asian="7.91290807723999pt" style:font-size-complex="7.9129080772399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" chart:maximum="1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5cm" svg:height="4.452cm" chart:class="chart:line" chart:style-name="ch1">
        <chart:title svg:x="2.138cm" svg:y="0.099cm" chart:style-name="ch2">
          <text:p>load-library</text:p>
        </chart:title>
        <chart:legend chart:legend-position="end" svg:x="4.446cm" svg:y="1.788cm" chart:style-name="ch3"/>
        <chart:plot-area chart:style-name="ch4" table:cell-range-address="表1.A18:表1.R18" chart:data-source-has-labels="column" svg:x="0.126cm" svg:y="0.674cm" svg:width="4.182cm" svg:height="3.59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R18" chart:label-cell-address="表1.A18:表1.A18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表1.A18:表1.A18">load-library</text:p>
              </table:table-cell>
              <table:table-cell office:value-type="float" office:value="93">
                <text:p text:id="表1.B18:表1.R18"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290691375732pt" style:font-size-asian="12.8290691375732pt" style:font-size-complex="12.8290691375732pt"/>
    </style:style>
    <style:style style:name="ch3" style:family="chart">
      <style:graphic-properties draw:stroke="none" svg:stroke-color="#b3b3b3" draw:fill="none" draw:fill-color="#e6e6e6"/>
      <style:text-properties fo:font-size="7.89481115341187pt" style:font-size-asian="7.89481115341187pt" style:font-size-complex="7.89481115341187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50" chart:maximum="6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4cm" svg:height="3.949cm" chart:class="chart:line" chart:style-name="ch1">
        <chart:title svg:x="2.85cm" svg:y="0.093cm" chart:style-name="ch2">
          <text:p>clos</text:p>
        </chart:title>
        <chart:legend chart:legend-position="end" svg:x="5.186cm" svg:y="1.692cm" chart:style-name="ch3"/>
        <chart:plot-area chart:style-name="ch4" table:cell-range-address="表1.A19:表1.R19" chart:data-source-has-labels="column" svg:x="0.124cm" svg:y="0.653cm" svg:width="4.917cm" svg:height="3.129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R19" chart:label-cell-address="表1.A19:表1.A19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表1.A19:表1.A19">clos</text:p>
              </table:table-cell>
              <table:table-cell office:value-type="float" office:value="549">
                <text:p text:id="表1.B19:表1.R19"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73">
                <text:p>173</text:p>
              </table:table-cell>
              <table:table-cell office:value-type="float" office:value="164">
                <text:p>164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946212768555pt" style:font-size-asian="7.99946212768555pt" style:font-size-complex="7.99946212768555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9993953704834pt" style:font-size-asian="8.9993953704834pt" style:font-size-complex="8.9993953704834pt"/>
    </style:style>
    <style:style style:name="ch6" style:family="chart" style:data-style-name="N0">
      <style:chart-properties chart:display-label="true" chart:logarithmic="false" chart:minimum="8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9993953704834pt" style:font-size-asian="8.9993953704834pt" style:font-size-complex="8.9993953704834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877cm" svg:height="7.343cm" chart:class="chart:line" chart:style-name="ch1">
        <chart:legend chart:legend-position="end" svg:x="13.068cm" svg:y="3.179cm" chart:style-name="ch2"/>
        <chart:plot-area chart:style-name="ch3" table:cell-range-address="表2.A1:表2.Z3" chart:data-source-has-labels="both" svg:x="0.392cm" svg:y="0.146cm" svg:width="12.379cm" svg:height="6.966cm">
          <chart:axis chart:dimension="x" chart:name="primary-x" chart:style-name="ch4">
            <chart:title svg:x="6.253cm" svg:y="6.668cm" chart:style-name="ch5">
              <text:p>aobench</text:p>
            </chart:title>
            <chart:categories table:cell-range-address="表2.B1:表2.Z1"/>
          </chart:axis>
          <chart:axis chart:dimension="y" chart:name="primary-y" chart:style-name="ch6">
            <chart:title svg:x="0.297cm" svg:y="3.737cm" chart:style-name="ch7">
              <text:p>msec</text:p>
            </chart:title>
            <chart:grid chart:style-name="ch8" chart:class="major"/>
          </chart:axis>
          <chart:series chart:style-name="ch9" chart:values-cell-range-address="表2.B2:表2.Z2" chart:label-cell-address="表2.A2:表2.A2" chart:class="chart:line">
            <chart:data-point chart:repeated="25"/>
          </chart:series>
          <chart:series chart:style-name="ch10" chart:values-cell-range-address="表2.B3:表2.Z3" chart:label-cell-address="表2.A3:表2.A3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2.B1:表2.Z1">1187</text:p>
              </table:table-cell>
              <table:table-cell office:value-type="string">
                <text:p>1189</text:p>
              </table:table-cell>
              <table:table-cell office:value-type="string">
                <text:p>1190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2.A2:表2.A2">Mosh</text:p>
              </table:table-cell>
              <table:table-cell office:value-type="float" office:value="1964">
                <text:p text:id="表2.B2:表2.Z2">1964</text:p>
              </table:table-cell>
              <table:table-cell office:value-type="float" office:value="1751">
                <text:p>1751</text:p>
              </table:table-cell>
              <table:table-cell office:value-type="float" office:value="1632">
                <text:p>1632</text:p>
              </table:table-cell>
              <table:table-cell office:value-type="float" office:value="1326">
                <text:p>1326</text:p>
              </table:table-cell>
              <table:table-cell office:value-type="float" office:value="1158">
                <text:p>1158</text:p>
              </table:table-cell>
              <table:table-cell office:value-type="float" office:value="1154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2.A3:表2.A3">Ypsilon</text:p>
              </table:table-cell>
              <table:table-cell office:value-type="float" office:value="844">
                <text:p text:id="表2.B3:表2.Z3"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